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nemo1" svg:font-family="Denemo"/>
    <style:font-face style:name="DejaVu Serif" svg:font-family="'DejaVu Serif'" style:font-family-generic="roman" style:font-pitch="variable"/>
    <style:font-face style:name="Source Serif Pro" svg:font-family="'Source Serif Pro'" style:font-adornments="Standard" style:font-family-generic="roman" style:font-pitch="variable"/>
    <style:font-face style:name="Droid Sans" svg:font-family="'Droid Sans'" style:font-adornments="Standard" style:font-family-generic="swiss" style:font-pitch="variable"/>
    <style:font-face style:name="Source Sans Pro" svg:font-family="'Source Sans Pro'" style:font-adornments="Standard" style:font-family-generic="swiss" style:font-pitch="variable"/>
    <style:font-face style:name="Denemo" svg:font-family="Denemo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b7c20" officeooo:paragraph-rsid="001b7c20"/>
    </style:style>
    <style:style style:name="P2" style:family="paragraph" style:parent-style-name="Text_20_body">
      <style:paragraph-properties fo:line-height="100%"/>
      <style:text-properties officeooo:rsid="001b7c20" officeooo:paragraph-rsid="001b7c20"/>
    </style:style>
    <style:style style:name="P3" style:family="paragraph" style:parent-style-name="Text_20_body">
      <style:text-properties officeooo:rsid="001bfe28" officeooo:paragraph-rsid="001bfe28"/>
    </style:style>
    <style:style style:name="P4" style:family="paragraph" style:parent-style-name="Text_20_body">
      <style:paragraph-properties fo:line-height="100%"/>
      <style:text-properties officeooo:rsid="001bfe28" officeooo:paragraph-rsid="001bfe28"/>
    </style:style>
    <style:style style:name="P5" style:family="paragraph" style:parent-style-name="Text_20_body" style:list-style-name="L1">
      <style:paragraph-properties fo:line-height="100%"/>
      <style:text-properties officeooo:rsid="001b7c20" officeooo:paragraph-rsid="001b7c20"/>
    </style:style>
    <style:style style:name="P6" style:family="paragraph" style:parent-style-name="Text_20_body" style:list-style-name="L1">
      <style:paragraph-properties fo:line-height="100%"/>
      <style:text-properties officeooo:rsid="001bfe28" officeooo:paragraph-rsid="001bfe28"/>
    </style:style>
    <style:style style:name="P7" style:family="paragraph" style:parent-style-name="Text_20_body">
      <style:paragraph-properties fo:line-height="100%"/>
      <style:text-properties officeooo:rsid="001bfe28" officeooo:paragraph-rsid="001bfe28"/>
    </style:style>
    <style:style style:name="P8" style:family="paragraph" style:parent-style-name="Text_20_body" style:list-style-name="L2">
      <style:paragraph-properties fo:line-height="100%"/>
      <style:text-properties officeooo:rsid="001bfe28" officeooo:paragraph-rsid="001bfe28"/>
    </style:style>
    <style:style style:name="P9" style:family="paragraph" style:parent-style-name="Text_20_body" style:list-style-name="L3">
      <style:paragraph-properties fo:line-height="100%"/>
      <style:text-properties officeooo:rsid="001bfe28" officeooo:paragraph-rsid="001bfe28"/>
    </style:style>
    <style:style style:name="P10" style:family="paragraph" style:parent-style-name="Text_20_body" style:list-style-name="L4">
      <style:paragraph-properties fo:line-height="100%"/>
      <style:text-properties officeooo:rsid="001bfe28" officeooo:paragraph-rsid="001bfe28"/>
    </style:style>
    <style:style style:name="P11" style:family="paragraph" style:parent-style-name="Text_20_body">
      <style:text-properties officeooo:rsid="0021c73f" officeooo:paragraph-rsid="0021c73f"/>
    </style:style>
    <style:style style:name="P12" style:family="paragraph" style:parent-style-name="Heading_20_3">
      <style:text-properties officeooo:rsid="001b7c20" officeooo:paragraph-rsid="001b7c20"/>
    </style:style>
    <style:style style:name="P13" style:family="paragraph" style:parent-style-name="Heading_20_3">
      <style:text-properties officeooo:rsid="001bfe28" officeooo:paragraph-rsid="001bfe28"/>
    </style:style>
    <style:style style:name="P14" style:family="paragraph" style:parent-style-name="Heading_20_1">
      <style:text-properties officeooo:rsid="001b7c20" officeooo:paragraph-rsid="001b7c20"/>
    </style:style>
    <style:style style:name="T1" style:family="text">
      <style:text-properties officeooo:rsid="001bfe28"/>
    </style:style>
    <style:style style:name="T2" style:family="text">
      <style:text-properties officeooo:rsid="001cf3a1"/>
    </style:style>
    <style:style style:name="T3" style:family="text">
      <style:text-properties officeooo:rsid="001efc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Disegnatore di diagrammi ER</text:h>
      <text:p text:style-name="P11">Sviluppato da Pietro Brenna</text:p>
      <text:p text:style-name="P1">Il programma è disponibile all’indirizzo <text:a xlink:type="simple" xlink:href="https://pbrenna.github.io/c-er/" text:style-name="Internet_20_link" text:visited-style-name="Visited_20_Internet_20_Link">https://pbrenna.github.io/c-er/</text:a>. Viene testato in modo da assicurare il funzionamento su versioni recenti di Firefox e Chrome: potrebbe funzionare scorrettamente su altri browser. Si richiedono mouse e tastiera (non è testato sui dispositivi mobili).</text:p>
      <text:h text:style-name="P12" text:outline-level="3">Editing</text:h>
      <text:p text:style-name="P1">Dopo aver apportato le modifiche, occorre salvare il file localmente: è importante notare che il proprio diagramma non viene salvato sul sito e verrà perso alla chiusura della pagina; simmetricamente, per aprire un file è necessario averlo sul proprio computer.</text:p>
      <text:p text:style-name="P1">Tutte le operazioni di modifica degli elementi si eseguono dal pannello a destra.</text:p>
      <text:p text:style-name="P2">Per creare una entità/relazione:</text:p>
      <text:list xml:id="list2803735178" text:style-name="L1">
        <text:list-item>
          <text:p text:style-name="P5">deselezionare gli elementi eventualmente selezionati</text:p>
        </text:list-item>
        <text:list-item>
          <text:p text:style-name="P5">scegliere il tipo di <text:span text:style-name="T1">oggetto da creare</text:span></text:p>
        </text:list-item>
        <text:list-item>
          <text:p text:style-name="P6">fare clic su un’area vuota della zona di disegno</text:p>
        </text:list-item>
      </text:list>
      <text:p text:style-name="P4">Per collegare una entità ad una relazione:</text:p>
      <text:list xml:id="list3603457710" text:style-name="L2">
        <text:list-item>
          <text:p text:style-name="P8">selezionare entrambe (usare Shift per la selezione multipla)</text:p>
        </text:list-item>
        <text:list-item>
          <text:p text:style-name="P8">scegliere “Add participation”</text:p>
        </text:list-item>
      </text:list>
      <text:p text:style-name="P4">Per creare una generalizzazione:</text:p>
      <text:list xml:id="list2528515057" text:style-name="L3">
        <text:list-item>
          <text:p text:style-name="P9">selezionare tutte le entità coinvolte, a partire dalla entità “parent”</text:p>
        </text:list-item>
        <text:list-item>
          <text:p text:style-name="P9">scegliere “add generalization”</text:p>
        </text:list-item>
      </text:list>
      <text:p text:style-name="P4">Per creare una relazione “is-a”:</text:p>
      <text:list xml:id="list2622046367" text:style-name="L4">
        <text:list-item>
          <text:p text:style-name="P10">selezionare le due entità coinvolte, a partire dalla entità figlia</text:p>
        </text:list-item>
        <text:list-item>
          <text:p text:style-name="P10">scegliere “add is-a”</text:p>
        </text:list-item>
      </text:list>
      <text:h text:style-name="P13" text:outline-level="3">Esportazioni</text:h>
      <text:p text:style-name="P3">È possibile esportare il diagramma come immagine PNG o come grafica vettoriale SVG.</text:p>
      <text:h text:style-name="P13" text:outline-level="3"><text:soft-page-break/>Formattazioni ulteriori</text:h>
      <text:p text:style-name="P3">Per avere controllo completo sulla formattazione dei diagrammi, scaricare il diagramma come SVG e apportare le modifiche utilizzando Inkscape o Adobe Illustrator.</text:p>
      <text:h text:style-name="Heading_20_3" text:outline-level="3">Bug</text:h>
      <text:p text:style-name="P3">Segnalare i bug: <text:a xlink:type="simple" xlink:href="https://github.com/pbrenna/c-er/issues" text:style-name="Internet_20_link" text:visited-style-name="Visited_20_Internet_20_Link">https://github.com/pbrenna/c-er/issues</text:a>. </text:p>
      <text:h text:style-name="P13" text:outline-level="3">Collaborare</text:h>
      <text:p text:style-name="P3">È possibile contribuire <text:span text:style-name="T2">con </text:span>nuove feature e correzioni di errori collaborando su GitHub: <text:a xlink:type="simple" xlink:href="https://github.com/pbrenna/c-er/" text:style-name="Internet_20_link" text:visited-style-name="Visited_20_Internet_20_Link">https://github.com/pbrenna/c-er/</text:a>. È necessaria la conoscenza di javascript e SVG.</text:p>
      <text:h text:style-name="P13" text:outline-level="3">Note tecniche</text:h>
      <text:p text:style-name="P3">Il formato dei file è xml e utilizza due namespace che distinguono i dati di presentazione da quelli di contenuto del diagramma: <text:span text:style-name="T3">è possibile creare programmi che eseguano ulteriori processing dei diagramm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nemo1" svg:font-family="Denemo"/>
    <style:font-face style:name="DejaVu Serif" svg:font-family="'DejaVu Serif'" style:font-family-generic="roman" style:font-pitch="variable"/>
    <style:font-face style:name="Source Serif Pro" svg:font-family="'Source Serif Pro'" style:font-adornments="Standard" style:font-family-generic="roman" style:font-pitch="variable"/>
    <style:font-face style:name="Droid Sans" svg:font-family="'Droid Sans'" style:font-adornments="Standard" style:font-family-generic="swiss" style:font-pitch="variable"/>
    <style:font-face style:name="Source Sans Pro" svg:font-family="'Source Sans Pro'" style:font-adornments="Standard" style:font-family-generic="swiss" style:font-pitch="variable"/>
    <style:font-face style:name="Denemo" svg:font-family="Denemo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roid Sans Fallback" style:font-size-asian="10.5pt" style:language-asian="zh" style:country-asian="CN" style:font-name-complex="Denem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roid Sans Fallback" style:font-size-asian="10.5pt" style:language-asian="zh" style:country-asian="CN" style:font-name-complex="Denem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Droid Sans" fo:font-family="'Droid Sans'" style:font-style-name="Standard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nemo" style:font-family-complex="Dene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Source Serif Pro" fo:font-family="'Source Serif Pro'" style:font-style-name="Standard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Denemo1" style:font-family-complex="Denem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nemo1" style:font-family-complex="Denem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nemo1" style:font-family-complex="Denem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za_20_nome1" style:display-name="Senza nome1" style:family="text">
      <style:text-properties style:font-name="Source Sans Pro" fo:font-family="'Source Sans Pro'" style:font-style-name="Standard" style:font-family-generic="swiss" style:font-pitch="variable" style:font-size-asian="10.5pt"/>
    </style:style>
    <style:style style:name="Senza_20_nome2" style:display-name="Senza nome2" style:family="text">
      <style:text-properties style:font-name="Source Serif Pro" fo:font-family="'Source Serif Pro'" style:font-style-name="Standard" style:font-family-generic="roman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7:14:45.906387168</meta:creation-date>
    <dc:date>2017-02-27T12:12:51.573196512</dc:date>
    <meta:editing-duration>PT12M36S</meta:editing-duration>
    <meta:editing-cycles>6</meta:editing-cycles>
    <meta:generator>LibreOffice/5.3.0.3$Linux_X86_64 LibreOffice_project/30m0$Build-3</meta:generator>
    <meta:document-statistic meta:table-count="0" meta:image-count="0" meta:object-count="0" meta:page-count="2" meta:paragraph-count="29" meta:word-count="287" meta:character-count="1994" meta:non-whitespace-character-count="1744"/>
  </office:meta>
</office:document-meta>
</file>